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4.8457in"/>
    </style:style>
    <style:style style:name="co4" style:family="table-column">
      <style:table-column-properties fo:break-before="auto" style:column-width="2.2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2.54mm_Vertical_KathodeUp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2.54mm_Vertical_KathodeUp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Z5V1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5_SOD27_P2.54mm_Vertical_AnodeUp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10.16mm_Horizontal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10.16mm_Horizontal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2.54mm_Vertical_KathodeUp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2.54mm_Vertical_KathodeUp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2.54mm_Vertical_KathodeUp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nput-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1.1mm_L8.5mm_W2.5mm_FlatFork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nput+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1.1mm_L8.5mm_W2.5mm_FlatFork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1.1mm_L8.5mm_W2.5mm_FlatFork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1.1mm_L8.5mm_W2.5mm_FlatFork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-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1.1mm_L8.5mm_W2.5mm_FlatFork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1.1mm_L8.5mm_W2.5mm_FlatFork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µ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THT:L_Axial_L6.6mm_D2.7mm_P2.54mm_Vertical_Vishay_IM-2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60C</text:p>
          </table:table-cell>
          <table:table-cell office:value-type="string" calcext:value-type="string">
            <text:p>Device:Q_PNP_CBE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KSA992</text:p>
          </table:table-cell>
          <table:table-cell office:value-type="string" calcext:value-type="string">
            <text:p>Device:Q_PNP_ECB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KSA992</text:p>
          </table:table-cell>
          <table:table-cell office:value-type="string" calcext:value-type="string">
            <text:p>Device:Q_PNP_ECB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C550C</text:p>
          </table:table-cell>
          <table:table-cell office:value-type="string" calcext:value-type="string">
            <text:p>Device:Q_NPN_CBE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C550C</text:p>
          </table:table-cell>
          <table:table-cell office:value-type="string" calcext:value-type="string">
            <text:p>Device:Q_NPN_CBE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C550C</text:p>
          </table:table-cell>
          <table:table-cell office:value-type="string" calcext:value-type="string">
            <text:p>Device:Q_NPN_CBE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BC556C</text:p>
          </table:table-cell>
          <table:table-cell office:value-type="string" calcext:value-type="string">
            <text:p>Device:Q_PNP_CBE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BC546C</text:p>
          </table:table-cell>
          <table:table-cell office:value-type="string" calcext:value-type="string">
            <text:p>Device:Q_NPN_CBE</text:p>
          </table:table-cell>
          <table:table-cell office:value-type="string" calcext:value-type="string">
            <text:p>TAC:TO-92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D139</text:p>
          </table:table-cell>
          <table:table-cell office:value-type="string" calcext:value-type="string">
            <text:p>Device:Q_NPN_ECBC</text:p>
          </table:table-cell>
          <table:table-cell office:value-type="string" calcext:value-type="string">
            <text:p>TAC:to225_std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Device:Q_PNP_ECBC</text:p>
          </table:table-cell>
          <table:table-cell office:value-type="string" calcext:value-type="string">
            <text:p>TAC:to225_st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54:36.834568802</meta:creation-date>
    <dc:date>2023-02-24T13:56:34.176026238</dc:date>
    <meta:editing-duration>PT58S</meta:editing-duration>
    <meta:editing-cycles>1</meta:editing-cycles>
    <meta:document-statistic meta:table-count="1" meta:cell-count="168" meta:object-count="0"/>
    <meta:generator>LibreOffice/7.3.7.2$Linux_X86_64 LibreOffice_project/30$Build-2</meta:generator>
  </office:meta>
</office:document-meta>
</file>